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3" calcext:value-type="float">
            <text:p>193</text:p>
          </table:table-cell>
          <table:table-cell table:formula="of:=[.C7]-[.C9]" office:value-type="float" office:value="183" calcext:value-type="float">
            <text:p>183</text:p>
          </table:table-cell>
          <table:table-cell table:formula="of:=[.D7]-[.D9]" office:value-type="float" office:value="172" calcext:value-type="float">
            <text:p>172</text:p>
          </table:table-cell>
          <table:table-cell table:formula="of:=[.E7]-[.E9]" office:value-type="float" office:value="172" calcext:value-type="float">
            <text:p>172</text:p>
          </table:table-cell>
          <table:table-cell table:formula="of:=[.F7]-[.F9]" office:value-type="float" office:value="164" calcext:value-type="float">
            <text:p>164</text:p>
          </table:table-cell>
          <table:table-cell table:formula="of:=[.G7]-[.G9]" office:value-type="float" office:value="156" calcext:value-type="float">
            <text:p>156</text:p>
          </table:table-cell>
          <table:table-cell table:formula="of:=[.H7]-[.H9]" office:value-type="float" office:value="147.99" calcext:value-type="float">
            <text:p>147.99</text:p>
          </table:table-cell>
          <table:table-cell table:formula="of:=[.I7]-[.I9]" office:value-type="float" office:value="147.99" calcext:value-type="float">
            <text:p>147.99</text:p>
          </table:table-cell>
          <table:table-cell table:formula="of:=[.J7]-[.J9]" office:value-type="float" office:value="147.99" calcext:value-type="float">
            <text:p>147.99</text:p>
          </table:table-cell>
          <table:table-cell table:formula="of:=[.K7]-[.K9]" office:value-type="float" office:value="147.99" calcext:value-type="float">
            <text:p>147.99</text:p>
          </table:table-cell>
          <table:table-cell table:formula="of:=[.L7]-[.L9]" office:value-type="float" office:value="147.99" calcext:value-type="float">
            <text:p>147.99</text:p>
          </table:table-cell>
          <table:table-cell table:formula="of:=[.M7]-[.M9]" office:value-type="float" office:value="147.99" calcext:value-type="float">
            <text:p>147.99</text:p>
          </table:table-cell>
          <table:table-cell table:formula="of:=[.N7]-[.N9]" office:value-type="float" office:value="147.99" calcext:value-type="float">
            <text:p>147.99</text:p>
          </table:table-cell>
          <table:table-cell table:formula="of:=[.O7]-[.O9]" office:value-type="float" office:value="147.99" calcext:value-type="float">
            <text:p>147.99</text:p>
          </table:table-cell>
          <table:table-cell table:formula="of:=[.P7]-[.P9]" office:value-type="float" office:value="147.99" calcext:value-type="float">
            <text:p>147.99</text:p>
          </table:table-cell>
          <table:table-cell table:formula="of:=[.Q7]-[.Q9]" office:value-type="float" office:value="147.99" calcext:value-type="float">
            <text:p>147.99</text:p>
          </table:table-cell>
          <table:table-cell table:formula="of:=[.R7]-[.R9]" office:value-type="float" office:value="147.99" calcext:value-type="float">
            <text:p>147.99</text:p>
          </table:table-cell>
          <table:table-cell table:formula="of:=[.S7]-[.S9]" office:value-type="float" office:value="147.99" calcext:value-type="float">
            <text:p>147.99</text:p>
          </table:table-cell>
          <table:table-cell table:formula="of:=[.T7]-[.T9]" office:value-type="float" office:value="147.99" calcext:value-type="float">
            <text:p>147.99</text:p>
          </table:table-cell>
          <table:table-cell table:formula="of:=[.U7]-[.U9]" office:value-type="float" office:value="147.99" calcext:value-type="float">
            <text:p>147.99</text:p>
          </table:table-cell>
          <table:table-cell table:formula="of:=[.V7]-[.V9]" office:value-type="float" office:value="147.99" calcext:value-type="float">
            <text:p>147.99</text:p>
          </table:table-cell>
          <table:table-cell table:formula="of:=[.W7]-[.W9]" office:value-type="float" office:value="147.99" calcext:value-type="float">
            <text:p>147.99</text:p>
          </table:table-cell>
          <table:table-cell table:formula="of:=[.X7]-[.X9]" office:value-type="float" office:value="147.99" calcext:value-type="float">
            <text:p>147.99</text:p>
          </table:table-cell>
          <table:table-cell table:formula="of:=[.Y7]-[.Y9]" office:value-type="float" office:value="147.99" calcext:value-type="float">
            <text:p>147.99</text:p>
          </table:table-cell>
          <table:table-cell table:formula="of:=[.Z7]-[.Z9]" office:value-type="float" office:value="147.99" calcext:value-type="float">
            <text:p>147.99</text:p>
          </table:table-cell>
          <table:table-cell table:formula="of:=[.AA7]-[.AA9]" office:value-type="float" office:value="147.99" calcext:value-type="float">
            <text:p>147.99</text:p>
          </table:table-cell>
          <table:table-cell table:formula="of:=[.AB7]-[.AB9]" office:value-type="float" office:value="147.99" calcext:value-type="float">
            <text:p>147.99</text:p>
          </table:table-cell>
          <table:table-cell table:formula="of:=[.AC7]-[.AC9]" office:value-type="float" office:value="147.99" calcext:value-type="float">
            <text:p>147.9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6:47:04.09878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2-13T17:01:10.234763644</dc:date>
    <meta:editing-duration>PT10M56S</meta:editing-duration>
    <meta:editing-cycles>5</meta:editing-cycles>
    <meta:generator>LibreOffice/5.1.6.2$Linux_X86_64 LibreOffice_project/10m0$Build-2</meta:generator>
    <meta:document-statistic meta:table-count="1" meta:cell-count="99" meta:object-count="0"/>
  </office:meta>
</office:document-meta>
</file>